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17.3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6.941cm"/>
    </style:style>
    <style:style style:name="Таблица2.B" style:family="table-column">
      <style:table-column-properties style:column-width="4.646cm"/>
    </style:style>
    <style:style style:name="Таблица2.C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  <style:text-properties officeooo:paragraph-rsid="00048042"/>
    </style:style>
    <style:style style:name="P2" style:family="paragraph" style:parent-style-name="Contents_20_Heading">
      <style:text-properties fo:font-size="16pt" officeooo:rsid="00179cdd" officeooo:paragraph-rsid="00048042" style:font-size-asian="16pt" style:font-size-complex="16pt"/>
    </style:style>
    <style:style style:name="P3" style:family="paragraph" style:parent-style-name="Contents_20_Heading">
      <style:text-properties officeooo:rsid="0015ebcb" officeooo:paragraph-rsid="00048042"/>
    </style:style>
    <style:style style:name="P4" style:family="paragraph" style:parent-style-name="Contents_20_Heading">
      <style:paragraph-properties fo:break-before="page"/>
      <style:text-properties officeooo:paragraph-rsid="00048042"/>
    </style:style>
    <style:style style:name="P5" style:family="paragraph" style:parent-style-name="Default">
      <style:paragraph-properties fo:text-align="center" style:justify-single-word="false"/>
      <style:text-properties fo:font-size="14pt" fo:font-weight="bold" officeooo:paragraph-rsid="00048042" style:font-size-asian="14pt" style:font-weight-asian="bold" style:font-size-complex="14pt" style:font-weight-complex="bold"/>
    </style:style>
    <style:style style:name="P6" style:family="paragraph" style:parent-style-name="Default">
      <style:paragraph-properties fo:line-height="150%"/>
      <style:text-properties fo:font-size="14pt" officeooo:paragraph-rsid="00048042" style:font-size-asian="14pt" style:font-size-complex="14pt" style:font-weight-complex="bold"/>
    </style:style>
    <style:style style:name="P7" style:family="paragraph" style:parent-style-name="Default">
      <style:paragraph-properties fo:margin-top="0cm" fo:margin-bottom="0cm" style:contextual-spacing="false" fo:text-align="center" style:justify-single-word="false" fo:orphans="0" fo:widows="0"/>
      <style:text-properties fo:font-size="14pt" officeooo:paragraph-rsid="00048042" style:letter-kerning="false" style:font-size-asian="14pt" style:font-size-complex="14pt" style:language-complex="ar" style:country-complex="SA" style:font-weight-complex="bold"/>
    </style:style>
    <style:style style:name="P8" style:family="paragraph" style:parent-style-name="Default">
      <style:paragraph-properties fo:margin-top="0cm" fo:margin-bottom="0cm" style:contextual-spacing="false" fo:line-height="150%" fo:text-align="start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font-size="14pt" officeooo:paragraph-rsid="00048042" style:letter-kerning="false" style:font-size-asian="14pt" style:font-size-complex="14pt" style:language-complex="ar" style:country-complex="SA" style:font-weight-complex="bold"/>
    </style:style>
    <style:style style:name="P9" style:family="paragraph" style:parent-style-name="Default">
      <style:paragraph-properties fo:margin-top="0cm" fo:margin-bottom="0cm" style:contextual-spacing="false" fo:text-align="center" style:justify-single-word="false" fo:orphans="0" fo:widows="0"/>
      <style:text-properties fo:font-size="14pt" officeooo:rsid="00048042" officeooo:paragraph-rsid="00048042" style:letter-kerning="false" style:font-size-asian="14pt" style:font-size-complex="14pt" style:language-complex="ar" style:country-complex="SA" style:font-weight-complex="bold"/>
    </style:style>
    <style:style style:name="P10" style:family="paragraph" style:parent-style-name="Default">
      <style:paragraph-properties fo:margin-top="0cm" fo:margin-bottom="0cm" style:contextual-spacing="false" fo:line-height="150%" fo:text-align="end" style:justify-single-word="false" fo:orphans="0" fo:widows="0"/>
      <style:text-properties fo:font-size="14pt" officeooo:rsid="00048042" officeooo:paragraph-rsid="00048042" style:letter-kerning="false" style:font-size-asian="14pt" style:font-size-complex="14pt" style:language-complex="ar" style:country-complex="SA" style:font-weight-complex="bold"/>
    </style:style>
    <style:style style:name="P11" style:family="paragraph" style:parent-style-name="Default">
      <style:paragraph-properties fo:line-height="150%" fo:text-align="center" style:justify-single-word="false"/>
      <style:text-properties officeooo:paragraph-rsid="00048042"/>
    </style:style>
    <style:style style:name="P12" style:family="paragraph" style:parent-style-name="Default">
      <style:paragraph-properties fo:text-align="center" style:justify-single-word="false"/>
      <style:text-properties fo:font-size="9pt" officeooo:paragraph-rsid="00048042" style:font-size-asian="9pt" style:font-size-complex="9pt"/>
    </style:style>
    <style:style style:name="P13" style:family="paragraph" style:parent-style-name="Default">
      <style:paragraph-properties fo:text-align="center" style:justify-single-word="false"/>
      <style:text-properties fo:font-size="9pt" officeooo:paragraph-rsid="00048042" style:font-size-asian="9pt" style:font-size-complex="9pt" text:display="none"/>
    </style:style>
    <style:style style:name="P14" style:family="paragraph" style:parent-style-name="Default">
      <style:paragraph-properties fo:margin-top="0cm" fo:margin-bottom="0cm" style:contextual-spacing="false" fo:line-height="150%" fo:text-align="center" style:justify-single-word="false" fo:orphans="0" fo:widows="0"/>
      <style:text-properties fo:font-size="9pt" officeooo:paragraph-rsid="00048042" style:letter-kerning="false" style:font-size-asian="9pt" style:font-size-complex="9pt" style:language-complex="ar" style:country-complex="SA"/>
    </style:style>
    <style:style style:name="P15" style:family="paragraph" style:parent-style-name="Heading_20_1">
      <style:paragraph-properties fo:break-before="page"/>
      <style:text-properties fo:color="#ffffff" loext:opacity="100%" fo:font-size="2pt" officeooo:rsid="00179cdd" officeooo:paragraph-rsid="00048042" style:font-size-asian="2pt" style:font-size-complex="2pt"/>
    </style:style>
    <style:style style:name="P16" style:family="paragraph" style:parent-style-name="Heading_20_1">
      <style:paragraph-properties fo:break-before="page"/>
      <style:text-properties fo:font-size="16pt" officeooo:paragraph-rsid="00048042" style:font-size-asian="16pt" style:font-size-complex="16pt"/>
    </style:style>
    <style:style style:name="P17" style:family="paragraph" style:parent-style-name="Heading_20_1">
      <style:paragraph-properties fo:break-before="page"/>
      <style:text-properties officeooo:paragraph-rsid="00048042"/>
    </style:style>
    <style:style style:name="P18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0f85c7" officeooo:paragraph-rsid="00048042"/>
    </style:style>
    <style:style style:name="P19" style:family="paragraph" style:parent-style-name="List_20_Paragraph" style:list-style-name="WWNum1" style:master-page-name="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0048042"/>
    </style:style>
    <style:style style:name="P20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paragraph-rsid="00048042"/>
    </style:style>
    <style:style style:name="P21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15ebcb" officeooo:paragraph-rsid="00048042"/>
    </style:style>
    <style:style style:name="P22" style:family="paragraph" style:parent-style-name="List_20_Paragraph" style:list-style-name="WWNum1">
      <loext:graphic-properties draw:fill="none"/>
      <style:paragraph-properties fo:margin-left="0.801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/>
      <style:text-properties officeooo:rsid="00197f11" officeooo:paragraph-rsid="00048042"/>
    </style:style>
    <style:style style:name="P23" style:family="paragraph" style:parent-style-name="Standard">
      <style:paragraph-properties fo:line-height="0.312cm" fo:text-align="center" style:justify-single-word="false"/>
      <style:text-properties officeooo:paragraph-rsid="00048042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0b76a4" officeooo:paragraph-rsid="00048042" style:font-name-asian="Calibri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48042" style:font-name-asian="Calibri" style:font-size-asian="14pt" style:font-name-complex="Times New Roman1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048042"/>
    </style:style>
    <style:style style:name="P27" style:family="paragraph" style:parent-style-name="Standard">
      <style:paragraph-properties fo:line-height="150%" fo:text-align="center" style:justify-single-word="false"/>
      <style:text-properties officeooo:rsid="001be385" officeooo:paragraph-rsid="00048042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officeooo:paragraph-rsid="00048042" style:letter-kerning="false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officeooo:paragraph-rsid="00048042" style:letter-kerning="false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text-align="center" style:justify-single-word="false"/>
      <style:text-properties fo:font-size="9pt" officeooo:paragraph-rsid="00048042" style:font-size-asian="9pt" style:font-size-complex="9pt"/>
    </style:style>
    <style:style style:name="P31" style:family="paragraph" style:parent-style-name="Standard">
      <style:paragraph-properties fo:line-height="150%" fo:text-align="center" style:justify-single-word="false"/>
      <style:text-properties fo:font-weight="bold" officeooo:paragraph-rsid="00048042" style:font-weight-asian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09fff8" officeooo:paragraph-rsid="00048042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1082fc" officeooo:paragraph-rsid="00048042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119b78" officeooo:paragraph-rsid="00048042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012ce5a" officeooo:paragraph-rsid="00048042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officeooo:rsid="0012ce5a" officeooo:paragraph-rsid="00048042"/>
    </style:style>
    <style:style style:name="P37" style:family="paragraph" style:parent-style-name="Standard">
      <style:text-properties officeooo:rsid="0015ebcb" officeooo:paragraph-rsid="00048042"/>
    </style:style>
    <style:style style:name="P38" style:family="paragraph" style:parent-style-name="Standard">
      <style:paragraph-properties fo:line-height="15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rsid="00048042" officeooo:paragraph-rsid="00048042"/>
    </style:style>
    <style:style style:name="P39" style:family="paragraph" style:parent-style-name="Text_20_body">
      <style:paragraph-properties fo:margin-left="5.752cm" fo:margin-right="5.267cm" fo:line-height="150%" fo:text-align="center" style:justify-single-word="false" fo:text-indent="-0.002cm" style:auto-text-indent="false"/>
      <style:text-properties style:font-name="Times New Roman" fo:font-size="14pt" fo:font-weight="bold" officeooo:paragraph-rsid="00048042" style:font-size-asian="14pt" style:font-weight-asian="bold" style:font-name-complex="Times New Roman1" style:font-size-complex="14pt"/>
    </style:style>
    <style:style style:name="P40" style:family="paragraph" style:parent-style-name="Text_20_body" style:list-styl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rsid="000d5958" officeooo:paragraph-rsid="00048042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048042"/>
    </style:style>
    <style:style style:name="P4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4804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7f11"/>
    </style:style>
    <style:style style:name="T3" style:family="text">
      <style:text-properties fo:language="en" fo:country="US" officeooo:rsid="0015ebc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97f11"/>
    </style:style>
    <style:style style:name="T6" style:family="text">
      <style:text-properties fo:language="ru" fo:country="RU" officeooo:rsid="0015ebcb"/>
    </style:style>
    <style:style style:name="T7" style:family="text">
      <style:text-properties fo:language="ru" fo:country="RU" officeooo:rsid="000f85c7"/>
    </style:style>
    <style:style style:name="T8" style:family="text">
      <style:text-properties officeooo:rsid="00197f11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style:font-name="Times New Roman" fo:font-size="9pt" style:font-size-asian="9pt" style:font-name-complex="Times New Roman1" text:display="none"/>
    </style:style>
    <style:style style:name="T1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officeooo:rsid="000b76a4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officeooo:rsid="001be385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1082fc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officeooo:rsid="00048042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17" style:family="text">
      <style:text-properties officeooo:rsid="000b76a4"/>
    </style:style>
    <style:style style:name="T18" style:family="text">
      <style:text-properties officeooo:rsid="000d5958"/>
    </style:style>
    <style:style style:name="T19" style:family="text">
      <style:text-properties officeooo:rsid="000e9375"/>
    </style:style>
    <style:style style:name="T20" style:family="text">
      <style:text-properties officeooo:rsid="0015ebcb"/>
    </style:style>
    <style:style style:name="T21" style:family="text">
      <style:text-properties officeooo:rsid="000f85c7"/>
    </style:style>
    <style:style style:name="T22" style:family="text">
      <style:text-properties officeooo:rsid="001082fc"/>
    </style:style>
    <style:style style:name="T23" style:family="text">
      <style:text-properties officeooo:rsid="0009fff8"/>
    </style:style>
    <style:style style:name="T24" style:family="text">
      <style:text-properties officeooo:rsid="00127070"/>
    </style:style>
    <style:style style:name="T25" style:family="text">
      <style:text-properties officeooo:rsid="00130732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15ebcb" style:font-size-asian="16pt" style:font-size-complex="16pt"/>
    </style:style>
    <style:style style:name="T28" style:family="text">
      <style:text-properties officeooo:rsid="00179cdd"/>
    </style:style>
    <style:style style:name="T29" style:family="text">
      <style:text-properties officeooo:rsid="000aa20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ОБРНАУКИ РОССИИ</text:p>
      <text:p text:style-name="P5">Федеральное государственное бюджетное образовательное </text:p>
      <text:p text:style-name="P5">учреждение высшего образования</text:p>
      <text:p text:style-name="P5">«САРАТОВСКИЙ НАЦИОНАЛЬНЫЙ ИССЛЕДОВАТЕЛЬСКИЙ </text:p>
      <text:p text:style-name="P5">ГОСУДАРСТВЕННЫЙ УНИВЕРСИТЕТ ИМЕНИ </text:p>
      <text:p text:style-name="P5">Н.Г. ЧЕРНЫШЕВСКОГО»</text:p>
      <text:p text:style-name="P11"><text:span text:style-name="T9"/></text:p>
      <text:p text:style-name="P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"/>
            <text:p text:style-name="P9">Евразийство</text:p>
          </table:table-cell>
        </table:table-row>
      </table:table>
      <text:p text:style-name="P23"><text:span text:style-name="T10"/></text:p>
      <text:p text:style-name="P39"/>
      <text:p text:style-name="P24">РЕФЕРАТ</text:p>
      <text:p text:style-name="P25"/>
      <text:p text:style-name="P26"><text:span text:style-name="T11">Студент</text:span><text:span text:style-name="T15">ов</text:span><text:span text:style-name="T11"> </text:span><text:span text:style-name="T12">1</text:span><text:span text:style-name="T11"> курса </text:span><text:span text:style-name="T12">151</text:span><text:span text:style-name="T11"> группы</text:span></text:p>
      <text:p text:style-name="P26"><text:span text:style-name="T11">направления </text:span><text:span text:style-name="T16">09.03.04</text:span><text:span text:style-name="T11"> «</text:span><text:span text:style-name="T13">Программная иженерия</text:span><text:span text:style-name="T11">»</text:span></text:p>
      <text:p text:style-name="P27"><text:span text:style-name="T11">Факультет компьютерных наук </text:span><text:span text:style-name="T12">и информационных технологий</text:span></text:p>
      <text:p text:style-name="P38"><text:span text:style-name="T11">Григорьева Данилы Евгеньевича и </text:span><text:span text:style-name="T14">Л</text:span><text:span text:style-name="T11">азаревой Виктории Владимировны</text:span></text:p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8">Научный руководитель:</text:p>
          </table:table-cell>
          <table:table-cell table:style-name="Таблица2.B1" office:value-type="string">
            <text:p text:style-name="P8"/>
            <text:p text:style-name="P8"/>
            <text:p text:style-name="P14">подпись, дата</text:p>
          </table:table-cell>
          <table:table-cell table:style-name="Таблица2.A1" office:value-type="string">
            <text:p text:style-name="P10">Н. Г. Кондукторова</text:p>
          </table:table-cell>
        </table:table-row>
      </table:table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(именительный падеж)</text:p>
      <text:p text:style-name="P31"/>
      <text:p text:style-name="P29">Саратов 2023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1"><text:a xlink:type="simple" xlink:href="#__RefHeading___Toc2000_3420858366%20%D0%9A%D0%BE%D0%BF%D0%B8%D1%8F%201%20%D0%9A%D0%BE%D0%BF%D0%B8%D1%8F%201" text:style-name="Index_20_Link" text:visited-style-name="Index_20_Link">Введение<text:tab/>3</text:a></text:p>
          <text:p text:style-name="P1"><text:a xlink:type="simple" xlink:href="#__RefHeading___Toc1998_3420858366" text:style-name="Index_20_Link" text:visited-style-name="Index_20_Link">Кто такой академик Марков?<text:tab/>4</text:a></text:p>
          <text:p text:style-name="P1"><text:a xlink:type="simple" xlink:href="#__RefHeading___Toc2000_3420858366" text:style-name="Index_20_Link" text:visited-style-name="Index_20_Link">Вклад А. А. Маркова в развитие математики и информатики<text:tab/>7</text:a></text:p>
          <text:p text:style-name="P1"><text:a xlink:type="simple" xlink:href="#__RefHeading___Toc2000_3420858366%20%D0%9A%D0%BE%D0%BF%D0%B8%D1%8F%201" text:style-name="Index_20_Link" text:visited-style-name="Index_20_Link">Заключение<text:tab/>9</text:a></text:p>
        </text:index-body>
      </text:table-of-content>
      <text:h text:style-name="P40" text:outline-level="1"/>
      <text:h text:style-name="P15" text:outline-level="1"><text:bookmark-start text:name="__RefHeading___Toc2000_3420858366 Копия 1 Копия 1"/>Введение<text:bookmark-end text:name="__RefHeading___Toc2000_3420858366 Копия 1 Копия 1"/></text:h>
      <text:p text:style-name="P2"><text:bookmark-start text:name="__RefHeading___Toc1998_3420858366 Копия 1"/>ВВЕДЕНИЕ<text:bookmark-end text:name="__RefHeading___Toc1998_3420858366 Копия 1"/></text:p>
      <text:p text:style-name="P32">Андрей Андреевич Марков был выдающимся <text:span text:style-name="T8">русским и советским</text:span> математиком, чьи работы оказали огромное влияние на информатику и области, связанные с анализом данных и вероятностью. <text:span text:style-name="T8">Более всего ценятся его достижения в области теории чисел, теории случайных процессов, теории вероятностей и математического анализа.</text:span></text:p>
      <text:p text:style-name="P32">Цепи Маркова используются для моделирования случайных процессов и анализа временных рядов, в то время как метод наименьших квадратов широко применяется в анализе данных, <text:span text:style-name="T8">в </text:span>машинном обучении и <text:span text:style-name="T8">в</text:span> обработке сигналов.</text:p>
      <text:p text:style-name="P32">Таким образом, <text:span text:style-name="T8">с развитием больших данных и машинного обучения</text:span> <text:span text:style-name="T8">труды</text:span> Андре<text:span text:style-name="T8">я</text:span> Андреевич<text:span text:style-name="T8">а</text:span> Марков <text:span text:style-name="T8">оказывают всё большее</text:span> влияние на современные вычислительные науки.</text:p>
      <text:h text:style-name="P16" text:outline-level="1"><text:bookmark-start text:name="__RefHeading___Toc1998_3420858366"/>Кто такой академик Марков?<text:bookmark-end text:name="__RefHeading___Toc1998_3420858366"/></text:h>
      <text:p text:style-name="P32">Андрей Андреевич Марков родился 14 июня 1856 года в <text:span text:style-name="T18">столице </text:span>Рязанской губернии <text:span text:style-name="T18">городе Рязани[1], </text:span><text:span text:style-name="T19">но вскоре вместе с родителями переехал в </text:span><text:span text:style-name="T20">столицу Российской империи</text:span><text:span text:style-name="T19"> Петербург.</text:span></text:p>
      <text:p text:style-name="P32"><text:span text:style-name="T19">В 1866 году он поступил в Пятую Санкт-Петербургскую (Аларчинскую) гимназию.</text:span> <text:span text:style-name="T20">Марков никогда</text:span> не относился к числу лучших учеников, <text:span text:style-name="T21">поскольку крайне плохо осваивал все дисциплины, что грозило </text:span><text:span text:style-name="T20">отчислением</text:span><text:span text:style-name="T21"> из учебного заведения за неуспеваемость.[2] Единственным исключением стала математика, по которой Андрей Андреевич был одним из лучших учеников.[3]</text:span> <text:span text:style-name="T21">В</text:span> последних классах А. А. Марков <text:span text:style-name="T20">размышлял</text:span> <text:span text:style-name="T20">над</text:span> оставлени<text:span text:style-name="T20">ем</text:span> <text:span text:style-name="T21">гимназии</text:span> и переход<text:span text:style-name="T20">ом</text:span> в техническое учебное заведение, <text:span text:style-name="T21">но не осмелился на подобный шаг.</text:span></text:p>
      <text:p text:style-name="P32"><text:span text:style-name="T21">В гимназические годы</text:span> <text:span text:style-name="T21">будущий академик</text:span> <text:span text:style-name="T21">самостоятельно</text:span> <text:span text:style-name="T21">изучал</text:span> высш<text:span text:style-name="T21">ую</text:span> математик<text:span text:style-name="T21">у</text:span>. <text:span text:style-name="T22">Более того, он пришёл к тому, что открыл</text:span> «нов<text:span text:style-name="T22">ый»</text:span> метод интегрирования линейных дифференциальных уравнений с постоянными коэффициентами, <text:span text:style-name="T22">о чём написал известным математикам В. Я. Буяновскому, Е. И. Золотарёву и А. Н. Коркину[4]. Последние два профессора в ответных письмах объяснили ему, что найденный метод не является новым, но именно с этого письма завязалось знакомство с профессорами </text:span><text:span text:style-name="T20">Петербургского университета</text:span><text:span text:style-name="T22">, впоследствии вылившееся в тесную дружбу.</text:span></text:p>
      <text:p text:style-name="P33">В 1874 году А. А. Марков поступил в Санкт-Петербургский Императорский университет.<text:span text:style-name="T23"> В то время там читал лекции великий русский математик П. Л. Чебышев, </text:span>оказавший колоссальное влияние на научные интересы будущего академика. Студент принимал активное участие в деятельности студенческих кружков под руководством Е. И. Золотарёва и А. Н. Коркина, с которыми он познакомился, будучи юным гимназистом.</text:p>
      <text:p text:style-name="P34">31 мая 1878 года <text:span text:style-name="T24">студент окончил университет с отличием. </text:span>За сочинение «<text:span text:style-name="T23">Об интегрировании дифференциальных уравнений при помощи непрерывных дробей» </text:span>Андрей Андреевич Марков был удостоен золотой медал<text:span text:style-name="T24">и. Он остался для научной и педагогической деятельности и со следующего же года стал преподавать повторительные курсы дифференциального и интегрального счисления.</text:span></text:p>
      <text:p text:style-name="P36">В 1880 году Марков<text:span text:style-name="T23"> защитил магистерскую диссертацию и </text:span>стал приват-доцентом<text:span text:style-name="T23"> Петербургско</text:span>го<text:span text:style-name="T23"> университет</text:span>а<text:span text:style-name="T23">.</text:span></text:p>
      <text:p text:style-name="P36">В 1883 году А. А. Марков женился на Марии Ивановне Вальватьевой, <text:span text:style-name="T25">у которой был учителем математики.</text:span></text:p>
      <text:p text:style-name="P36">В 1886 году А. А. Марков стал профессором, тогда же по предложению П. Л. Чебышева Императорская Санкт-Петербургская академия наук избрала его адъюнктом по физико-математическому отделению. <text:span text:style-name="T20">В</text:span> 1890 году А. А. Марков был избран экстраординарным академиком., <text:span text:style-name="T20">а в</text:span> 1896 году <text:span text:style-name="T6">—</text:span> ординарным академиком.</text:p>
      <text:p text:style-name="P35"><text:span text:style-name="T20"><text:tab/>Достижения Маркова получили широкое признание, о чём свидетельствовало его избрание 4 марта </text:span>1888 год<text:span text:style-name="T20">а</text:span> членом-корреспондентом Харьковского математического общества, <text:span text:style-name="T20">18 февраля 1892 года — членом Московского математического общества, а в 1898 году — действительным членом Физико-математического общества при Казанском университете. В 1902 году он стал почётным доктором математики Абельского университета</text:span><text:span text:style-name="T3">[5], </text:span><text:span text:style-name="T6">в 1905 — заслуженным профессором Петербургского университета.</text:span><text:span text:style-name="T3">[6]</text:span></text:p>
      <text:p text:style-name="P36">В 1911 году <text:span text:style-name="T23">в знак протеста против политики министра Л. А. Кассо и разгона студенческих демонстраций добровольно оставил Санкт-Петербургский университет.</text:span></text:p>
      <text:p text:style-name="P32">В 1913 г<text:span text:style-name="T20">оду</text:span> М<text:span text:style-name="T20">арков был</text:span> избран поч<text:span text:style-name="T20">ё</text:span>тным членом Петербургского университета, <text:span text:style-name="T20">но из-за конфликта профессора с властями и высшими научными кругами решением </text:span>минист<text:span text:style-name="T20">ра</text:span> народного просвещения <text:span text:style-name="T20">это звание было закреплено за ним </text:span>только в 1917 г.</text:p>
      <text:p text:style-name="P32"><text:span text:style-name="T20">Последние месяцы жизни Марков провёл в постели, страдая тяжёлой формой радикулита и аневризмой. Профессор перенёс операцию, в результате которой произошло общее заражение крови и через несколько дней, когда консилиум врачей уже признал Маркова паллиативным больным, 20 июля 1922 года, он умер. Великий математик был похоронен на Митрофаньевском кладбище.</text:span></text:p>
      <text:h text:style-name="P17" text:outline-level="1"><text:bookmark-start text:name="__RefHeading___Toc2000_3420858366"/><text:span text:style-name="T26">Вклад А. А. Маркова в развитие </text:span><text:span text:style-name="T27">математики и</text:span><text:span text:style-name="T26"> информатики</text:span><text:bookmark-end text:name="__RefHeading___Toc2000_3420858366"/></text:h>
      <text:p text:style-name="P41">Андрей Андреевич Марков был выдающимся российским математиком и ученым в области вероятности и математической статистики. Его работа оказала значительное влияние на развитие математики и информатики. </text:p>
      <text:p text:style-name="P42"><text:tab/>Марков старший внёс существенный вклад в теорию случайных процессов. <text:span text:style-name="T28">Цепи Маркова — это </text:span>стохастические процессы, в которых вероятность будущего состояния зависит только от текущего состояния и не зависит от предыдущих состояний. Этот формализм имел и имеет огромное применение в различных областях, включая теорию вероятности, статистику, экономику, биологию и информатику. <text:span text:style-name="T28">Благодаря цепям Маркова стало взомжно</text:span> моделировать различные процессы, начиная от статистических моделей до анализа текстов и прогнозирования поведения пользователей в Data Science.<text:span text:style-name="T2">[7]</text:span> <text:span text:style-name="T28">Марковские цепи применяются </text:span>в задачах распознавания образов, <text:span text:style-name="T28">в</text:span> обработк<text:span text:style-name="T28">е</text:span> естественного языка и <text:span text:style-name="T28">в</text:span> анализе временных рядов.</text:p>
      <text:p text:style-name="P42"><text:tab/>Его работы о стационарных последовательностях, моментах времени возвращения и теории больших уклонений имеют большое значение для понимания случайных явлений. <text:span text:style-name="T8">Они</text:span> использу<text:span text:style-name="T8">ю</text:span>тся в задачах, связанных с анализом временных рядов, оптимизацией и принятием решений в условиях неопредел<text:span text:style-name="T28">ё</text:span>нности.</text:p>
      <text:p text:style-name="P42"><text:tab/>Марков также работал над теорией квадратичных форм и опубликовал многочисленные работы по этой теме. Его вклад в этой области помог усовершенствовать методы работы с <text:span text:style-name="T8">ними</text:span>, что нашло применение в математической физике, теории чисел и других математических дисциплинах. <text:span text:style-name="T28">Всё это помогло</text:span> разработать новые методы анализа данных. <text:s/>Его работы о моментах случайных величин<text:span text:style-name="T2">[8]</text:span>, о броуновском движении и о марковских процессах с непрерывным временем оказались важными для развития <text:span text:style-name="T28">теории чисел и теории вероятностей</text:span>. Они легли в основу многих современных алгоритмов <text:span text:style-name="T28">—</text:span> от ранжирования интернет-страниц до анализа трафика, обработки естественного языка, криптографии<text:span text:style-name="T2">[9]</text:span> и оптимизаци<text:span text:style-name="T28">и</text:span>. <text:span text:style-name="T8">Так, <text:s/>одна из стандартных интерпретаций алгоритма PageRank основывается на простом, но фундаментальном понятии цепей Маркова.</text:span></text:p>
      <text:p text:style-name="P42"><text:tab/>Марков разработал метод наименьших квадратов для решения линейных систем уравнений.<text:span text:style-name="T2">[10]</text:span> <text:span text:style-name="T8">Его работы</text:span> позволили включить <text:span text:style-name="T8">этот метод</text:span> в теорию оценивания математической статистики, в которой он является важной и естественной частью. <text:span text:style-name="T8">Он</text:span> имеет огромное практическое значение и используется в различных областях, включая обработку <text:span text:style-name="T8">изображений,</text:span> сигналов, машинное обучение и эконометрику<text:span text:style-name="T2">[11]</text:span>,<text:span text:style-name="T28"> для решения задач регрессии </text:span><text:span text:style-name="T8">и</text:span><text:span text:style-name="T28"> аппроксимации данных.</text:span></text:p>
      <text:p text:style-name="P42"><text:tab/><text:span text:style-name="T28">Таким образом</text:span>, Андрей Андреевич Марков <text:span text:style-name="T28">внёс</text:span> <text:span text:style-name="T28">большой</text:span> вклад в математику и информатику, оставив после себя множество важных теоретических и практических результатов, которые до сих пор активно используются и развиваются в научных и инженерных исследованиях.</text:p>
      <text:h text:style-name="P15" text:outline-level="1"><text:bookmark-start text:name="__RefHeading___Toc2000_3420858366 Копия 1"/>Заключение<text:bookmark-end text:name="__RefHeading___Toc2000_3420858366 Копия 1"/></text:h>
      <text:p text:style-name="P3"><text:bookmark-start text:name="__RefHeading___Toc2002_3420858366 Копия 1"/>ЗАКЛЮЧЕНИЕ<text:bookmark-end text:name="__RefHeading___Toc2002_3420858366 Копия 1"/></text:p>
      <text:p text:style-name="P37">Андрей Андреевич Марков оказал огромное влияние на развитие математики и информатики своими выдающимися достижениями в области вероятности, теории случайных процессов, квадратичных форм и методов наименьших квадратов. Его работы продолжают быть актуальными и востребованными в современной науке и индустрии. Марков оставил наследие, которое вдохновляет новое поколение ученых и исследователей стремиться к новым высотам в математике и информатике.</text:p>
      <text:p text:style-name="P4"><text:bookmark-start text:name="__RefHeading___Toc2002_3420858366"/>СПИСОК ИСПОЛЬЗОВАННЫХ ИСТОЧНИКОВ<text:bookmark-end text:name="__RefHeading___Toc2002_3420858366"/></text:p>
      <text:list text:style-name="WWNum1">
        <text:list-item>
          <text:p text:style-name="P19">Марков Андрей Андреевич // Биографика СпбГУ. Санкт-Петербургский государственный университет. — <text:span text:style-name="T29">URL: https://bioslovhist.spbu.ru/person/486-markov-andrey-andreyevich.html (17.09.2023)</text:span></text:p>
        </text:list-item>
        <text:list-item>
          <text:p text:style-name="P20">Бадиков, А.С. Жизнь и деятельность Андрея Андреевича Маркова / А.С. Бадиков // NovaInfo, 2016. — № 46 — С. 8-14 — URL: https://novainfo.ru/article/6321 (12.09.2023).</text:p>
        </text:list-item>
        <text:list-item>
          <text:p text:style-name="P20">Математик Марков: ученик Чебышева, исследователь «цепей» и политический активист // <text:span text:style-name="T29">Хабр. — URL: https://habr.com/ru/companies/itglobalcom/articles/754330/ (17.09.2023)</text:span></text:p>
        </text:list-item>
        <text:list-item>
          <text:p text:style-name="P18">Чистяков, В. Д. Рассказы о математиках. / В. Д. Чистяков <text:span text:style-name="T29">— </text:span><text:span text:style-name="T22">С. 266-275</text:span> <text:span text:style-name="T29">— </text:span>Минск: Вышейшая школа, 1966.</text:p>
        </text:list-item>
        <text:list-item>
          <text:p text:style-name="P21">Гродзенский, <text:s/>С. Я. Андрей Андреевич Марков. 1856 — 1922. / С. Я. Гродзенский — М.: Наука, 1987. — С. 55</text:p>
        </text:list-item>
        <text:list-item>
          <text:p text:style-name="P18">Марков Андрей Андреевич (русский математик) // Большая советская энциклопедия. — М.: Советская энциклопедия. 1969-1978.</text:p>
        </text:list-item>
        <text:list-item>
          <text:p text:style-name="P22">Росса Д. Introduction to Markov chains / Д. Росса, Б. Росса // <text:span text:style-name="T1">Towards Data Science. - URL: https://towardsdatascience.com/brief-introduction-to-markov-chains-2c8cab9c98ab (24.</text:span><text:span text:style-name="T4">09.2023)</text:span></text:p>
        </text:list-item>
        <text:list-item>
          <text:p text:style-name="P22"><text:span text:style-name="T4">Круглов В. М. Марковские моменты / В. М. Круглов // Вестник Московского университета. Серия 15. Вычислительная математика и кибернетика. </text:span><text:span text:style-name="T7">—</text:span><text:span text:style-name="T4"> 2011. </text:span><text:span text:style-name="T7">—</text:span><text:span text:style-name="T4"> URL: https://cyberleninka.ru/article/n/markovskie-momenty (25.09.2023).</text:span></text:p>
        </text:list-item>
        <text:list-item>
          <text:p text:style-name="P18"><text:span text:style-name="T8">Кобяк И. П. </text:span>Защита информации в вычислительных сетях / И. П. Кобяк. – Минск : БГУИР, 2011. – <text:span text:style-name="T8">С.</text:span> 86</text:p>
        </text:list-item>
        <text:list-item>
          <text:p text:style-name="P18">Витковский В. В. Наименьшие квадраты // Энциклопедический словарь Брокгауза и Ефрона : в 86 т. (82 т. и 4 доп.). — СПб., 1890—1907.</text:p>
        </text:list-item>
        <text:list-item>
          <text:p text:style-name="P18">Доугерти К. Введение в эконометрику /<text:span text:style-name="T1"> </text:span><text:span text:style-name="T2">К. Доугерт</text:span><text:span text:style-name="T5">и</text:span><text:span text:style-name="T4"> </text:span>— М.: ИНФРА-М, 1999. — <text:span text:style-name="T8">С. 46-55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2" fo:font-family="'Times New Roman'" style:font-style-name="Жирный" style:font-family-generic="roman" fo:font-size="14pt" fo:font-weight="bold" style:font-name-asian="DejaVu Sans" style:font-family-asian="'DejaVu Sans'" style:font-family-generic-asian="system" style:font-pitch-asian="variable" style:font-size-asian="24pt" style:font-weight-asian="bold" style:font-name-complex="Droid Sans Arabic" style:font-family-complex="'Droid Sans Arabic'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 style:master-page-name="">
      <style:paragraph-properties fo:text-align="center" style:justify-single-word="false" style:page-number="auto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14:06.942495378</meta:creation-date>
    <dc:date>2023-10-29T14:57:06.821869944</dc:date>
    <meta:editing-duration>PT1H43M</meta:editing-duration>
    <meta:editing-cycles>1</meta:editing-cycles>
    <meta:document-statistic meta:table-count="2" meta:image-count="0" meta:object-count="0" meta:page-count="7" meta:paragraph-count="61" meta:word-count="1264" meta:character-count="9769" meta:non-whitespace-character-count="8541"/>
    <meta:generator>LibreOffice/7.6.2.1$Linux_X86_64 LibreOffice_project/60$Build-1</meta:generator>
  </office:meta>
</office:document-meta>
</file>